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8.758cm" fo:break-before="auto"/>
    </style:style>
    <style:style style:family="table-column" style:name="co_0_2">
      <style:table-column-properties style:column-width="7.726cm" fo:break-before="auto"/>
    </style:style>
    <style:style style:family="table-column" style:name="co_0_3">
      <style:table-column-properties style:column-width="6.35cm" fo:break-before="auto"/>
    </style:style>
    <style:style style:family="table-column" style:name="co_0_4">
      <style:table-column-properties style:column-width="4.657cm" fo:break-before="auto"/>
    </style:style>
    <style:style style:family="table-column" style:name="co_0_5">
      <style:table-column-properties style:column-width="2.249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row>
          <table:table-cell table:style-name="ce0" office:value-type="string">
            <text:p>Arma Primária</text:p>
          </table:table-cell>
          <table:table-cell table:style-name="ce0" office:value-type="string">
            <text:p>FAMAS 2010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rifle de assalto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0">
            <text:p>1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omedi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Secundária</text:p>
          </table:table-cell>
          <table:table-cell table:style-name="ce0" office:value-type="string">
            <text:p>Ouroboros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submetralhador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Chance de crítico (%)</text:p>
          </table:table-cell>
          <table:table-cell table:style-name="ce0" office:value-type="float" office:value="21">
            <text:p>21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Estabilidade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Controle Tu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Especialização</text:p>
          </table:table-cell>
          <table:table-cell table:style-name="ce0" office:value-type="string">
            <text:p>Sobrevivencialis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áscara</text:p>
          </table:table-cell>
          <table:table-cell table:style-name="ce0" office:value-type="string">
            <text:p>Máscara do Coiote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chila</text:p>
          </table:table-cell>
          <table:table-cell table:style-name="ce0" office:value-type="string">
            <text:p>Mochila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ete</text:p>
          </table:table-cell>
          <table:table-cell table:style-name="ce0" office:value-type="string">
            <text:p>Arnês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6">
            <text:p>6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Luva</text:p>
          </table:table-cell>
          <table:table-cell table:style-name="ce0" office:value-type="string">
            <text:p>Luvas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dre</text:p>
          </table:table-cell>
          <table:table-cell table:style-name="ce0" office:value-type="string">
            <text:p>Coldre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Gear Set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Joelheira</text:p>
          </table:table-cell>
          <table:table-cell table:style-name="ce0" office:value-type="string">
            <text:p>Oração de Ateu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arm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1</text:p>
          </table:table-cell>
          <table:table-cell table:style-name="ce0" office:value-type="string">
            <text:p>Isca (Distração Holográfica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2</text:p>
          </table:table-cell>
          <table:table-cell table:style-name="ce0" office:value-type="string">
            <text:p>Colmeia (Reanimadora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Reserva</text:p>
          </table:table-cell>
          <table:table-cell table:style-name="ce0" office:value-type="string">
            <text:p>KARD-45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pistol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Tamanho do pente (%)</text:p>
          </table:table-cell>
          <table:table-cell table:style-name="ce0" office:value-type="float" office:value="10.5">
            <text:p>10.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Marre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Nome da Build</text:p>
          </table:table-cell>
          <table:table-cell table:style-name="ce0" office:value-type="string">
            <text:p>Build do Agress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23T23:41:10+00:00</meta:creation-date>
    <dc:date>2024-08-21T18:54:36+00:00</dc:date>
    <dc:title>Untitled Spreadsheet</dc:title>
    <dc:description/>
    <dc:subject/>
    <meta:keyword/>
    <meta:user-defined meta:name="Company"/>
    <meta:user-defined meta:name="category"/>
  </office:meta>
</office:document-meta>
</file>